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text:line-break/>insert into location(city, state, latitude, longitude)<text:line-break/>select distinct <text:s/>city, state, latitude, longitude<text:line-break/>from denormalized_table;<text:line-break/><text:line-break/><text:line-break/>select concat(year, ' ', month, ' ', day) AS combined_date<text:line-break/>from denormalized_table;<text:line-break/>UPDATE <text:s/>denormalized_table SET combined_date =0 ;<text:line-break/>ALTER TABLE denormalized_table<text:line-break/>MODIFY combined_date DATE NOT NULL;<text:line-break/><text:line-break/><text:line-break/>insert into incident(combined_date)<text:line-break/>select distinct <text:s/>combined_date<text:line-break/>from denormalized_table;<text:line-break/><text:line-break/>insert into police_agency(agency_name)<text:line-break/>select distinct <text:s/>agency_name<text:line-break/>from denormalized_table;<text:line-break/><text:line-break/>insert into state(state_FIPS, state, location_location_id)<text:line-break/>select distinct <text:s/>state_FIPS, state, location_location_id<text:line-break/>from denormalized_table;<text:line-break/><text:line-break/>insert into tract(tract_code, tract_des, location_location_id, state_state_id)<text:line-break/>select distinct <text:s/>tract_code, tract_des, location_location_id, state_state_id<text:line-break/>from denormalized_table;<text:line-break/><text:line-break/>insert into county(county_FIPS, location_location_id)<text:line-break/>select distinct county_FIPS, location_location_id<text:line-break/>from denormalized_table;<text:line-break/><text:line-break/>insert into city(city, county_county_id, state_state_id)<text:line-break/>select distinct city, county_county_id, state_state_id<text:line-break/>from denormalized_table;<text:line-break/><text:line-break/>insert into Stat_Type(stat_name, State_Statistics_state_id)<text:line-break/>select distinct stat_name, State_Statistics_state_id<text:line-break/>from denormalized_table;<text:line-break/><text:line-break/>insert into victim(name, age, gender, police_agency_police_id, incident_incident_id, location_location_id)<text:line-break/>select distinct <text:s/>name, age, gender, police_agency_police_id, incident_incident_id, location_location_id<text:line-break/>from denormalized_table;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6-09T03:34:02.349000000</dc:date>
    <meta:editing-duration>PT8S</meta:editing-duration>
    <meta:editing-cycles>1</meta:editing-cycles>
    <meta:document-statistic meta:table-count="0" meta:image-count="0" meta:object-count="0" meta:page-count="1" meta:paragraph-count="1" meta:word-count="132" meta:character-count="1491" meta:non-whitespace-character-count="1339"/>
  </office:meta>
</office:document-meta>
</file>